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  <style:text-properties fo:font-variant="normal" fo:text-transform="none" fo:color="#2e8b57" loext:opacity="100%" fo:letter-spacing="normal"/>
    </style:style>
    <style:style style:name="P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Arial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529cm" fo:margin-bottom="0.661cm" style:contextual-spacing="false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5" style:family="paragraph" style:parent-style-name="Preformatted_20_Text">
      <loext:graphic-properties draw:fill="solid" draw:fill-color="#f8f9fa" draw:opacity="100%"/>
      <style:paragraph-properties fo:margin-left="0cm" fo:margin-right="0cm" fo:margin-top="0.265cm" fo:margin-bottom="0.247cm" style:contextual-spacing="false" fo:line-height="115%" fo:text-indent="0cm" style:auto-text-indent="false" fo:background-color="#f8f9fa" fo:padding="0cm" fo:border="none"/>
    </style:style>
    <style:style style:name="P6" style:family="paragraph" style:parent-style-name="Preformatted_20_Text">
      <loext:graphic-properties draw:fill="solid" draw:fill-color="#f8f9fa" draw:opacity="100%"/>
      <style:paragraph-properties fo:margin-top="0.265cm" fo:margin-bottom="0.247cm" style:contextual-spacing="false" fo:line-height="115%" fo:background-color="#f8f9fa" fo:padding="0cm" fo:border="none"/>
    </style:style>
    <style:style style:name="P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</style:style>
    <style:style style:name="T1" style:family="text">
      <style:text-properties style:font-name="Arial" fo:font-style="normal" fo:font-weight="normal"/>
    </style:style>
    <style:style style:name="T2" style:family="text">
      <style:text-properties fo:color="#228b22" loext:opacity="100%" loext:padding-left="0.397cm" loext:padding-right="0cm" loext:padding-top="0cm" loext:padding-bottom="0cm" loext:border-left="3pt solid #2e8b57" loext:border-right="none" loext:border-top="none" loext:border-bottom="none"/>
    </style:style>
    <style:style style:name="T3" style:family="text">
      <style:text-properties loext:padding-left="0.397cm" loext:padding-right="0cm" loext:padding-top="0cm" loext:padding-bottom="0cm" loext:border-left="3pt solid #2e8b57" loext:border-right="none" loext:border-top="none" loext:border-bottom="none"/>
    </style:style>
    <style:style style:name="T4" style:family="text">
      <style:text-properties fo:color="#333333" loext:opacity="100%" fo:background-color="#f8f9fa" loext:char-shading-value="0" loext:padding="0cm" loext:border="none"/>
    </style:style>
    <style:style style:name="T5" style:family="text">
      <style:text-properties fo:color="#006400" loext:opacity="100%" fo:font-family="'Courier New', Courier, monospace" fo:background-color="transparent" loext:char-shading-value="0" loext:padding="0cm" loext:border="none"/>
    </style:style>
    <style:style style:name="T6" style:family="text">
      <style:text-properties fo:color="#006400" loext:opacity="100%" fo:font-family="'Courier New', Courier, monospace" fo:background-color="#f0fff0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📜 <text:span text:style-name="T1">Lista de Exercícios: Arrays (Vetores)</text:span></text:h>
      <text:p text:style-name="P2">Estes exercícios são projetados para praticar a criação e manipulação de arrays (vetores). A entrada de dados, quando necessária, deve ser feita pelo teclado, e a saída deve ser exibida no console, conforme os exemplos.</text:p>
      <text:p text:style-name="P3"><text:span text:style-name="Strong_20_Emphasis"><text:span text:style-name="T2">Exercício 1: Manipulação de Vetor Predefinido</text:span></text:span><text:span text:style-name="T3"><text:line-break/>(Complexidade: Baixa) - Faça um programa que possua um vetor denominado A que armazene 6 números inteiros com os seguintes valores: 1, 0, 5, -2, -5, 7. O programa deve:<text:line-break/>(a) Somar os valores das posições A[0], A[1] e A[5] e mostrar a soma.<text:line-break/>(b) Modificar o valor da posição 4 para 100.<text:line-break/>(c) Mostrar na tela cada valor do vetor A, um em cada linha.</text:span></text:p>
      <text:p text:style-name="P4"><text:span text:style-name="Strong_20_Emphasis"><text:span text:style-name="T4">Exemplo de Saída no Console:</text:span></text:span></text:p>
      <text:p text:style-name="P5"><text:span text:style-name="Source_20_Text"><text:span text:style-name="T5">Soma dos elementos específicos: 13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Vetor modificado:</text:span></text:span></text:p>
      <text:p text:style-name="P6"><text:span text:style-name="Source_20_Text"><text:span text:style-name="T5">1</text:span></text:span></text:p>
      <text:p text:style-name="P6"><text:span text:style-name="Source_20_Text"><text:span text:style-name="T5">0</text:span></text:span></text:p>
      <text:p text:style-name="P6"><text:span text:style-name="Source_20_Text"><text:span text:style-name="T5">5</text:span></text:span></text:p>
      <text:p text:style-name="P6"><text:span text:style-name="Source_20_Text"><text:span text:style-name="T5">-2</text:span></text:span></text:p>
      <text:p text:style-name="P6"><text:span text:style-name="Source_20_Text"><text:span text:style-name="T5">100</text:span></text:span></text:p>
      <text:p text:style-name="P6"><text:span text:style-name="Source_20_Text"><text:span text:style-name="T5">7</text:span></text:span></text:p>
      <text:p text:style-name="P3"><text:span text:style-name="Strong_20_Emphasis"><text:span text:style-name="T2">Exercício 2: Ordem Inversa</text:span></text:span><text:span text:style-name="T3"><text:line-break/>(Complexidade: Baixa) - Crie um algoritmo que leia 8 números e os armazene em um vetor. Ao final, exiba todos os elementos na ordem inversa em que foram digitados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o 1º número: 2</text:span></text:span></text:p>
      <text:p text:style-name="P6"><text:span text:style-name="Source_20_Text"><text:span text:style-name="T5">Digite o 2º número: 5</text:span></text:span></text:p>
      <text:p text:style-name="P6"><text:span text:style-name="Source_20_Text"><text:span text:style-name="T5">Digite o 3º número: 1</text:span></text:span></text:p>
      <text:p text:style-name="P6"><text:soft-page-break/><text:span text:style-name="Source_20_Text"><text:span text:style-name="T5">Digite o 4º número: 4</text:span></text:span></text:p>
      <text:p text:style-name="P6"><text:span text:style-name="Source_20_Text"><text:span text:style-name="T5">Digite o 5º número: 7</text:span></text:span></text:p>
      <text:p text:style-name="P6"><text:span text:style-name="Source_20_Text"><text:span text:style-name="T5">Digite o 6º número: 3</text:span></text:span></text:p>
      <text:p text:style-name="P6"><text:span text:style-name="Source_20_Text"><text:span text:style-name="T5">Digite o 7º número: 6</text:span></text:span></text:p>
      <text:p text:style-name="P6"><text:span text:style-name="Source_20_Text"><text:span text:style-name="T5">Digite o 8º número: 8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8</text:span></text:span></text:p>
      <text:p text:style-name="P6"><text:span text:style-name="Source_20_Text"><text:span text:style-name="T5">6</text:span></text:span></text:p>
      <text:p text:style-name="P6"><text:span text:style-name="Source_20_Text"><text:span text:style-name="T5">3</text:span></text:span></text:p>
      <text:p text:style-name="P6"><text:span text:style-name="Source_20_Text"><text:span text:style-name="T5">7</text:span></text:span></text:p>
      <text:p text:style-name="P6"><text:span text:style-name="Source_20_Text"><text:span text:style-name="T5">4</text:span></text:span></text:p>
      <text:p text:style-name="P6"><text:span text:style-name="Source_20_Text"><text:span text:style-name="T5">1</text:span></text:span></text:p>
      <text:p text:style-name="P6"><text:span text:style-name="Source_20_Text"><text:span text:style-name="T5">5</text:span></text:span></text:p>
      <text:p text:style-name="P6"><text:span text:style-name="Source_20_Text"><text:span text:style-name="T5">2</text:span></text:span></text:p>
      <text:p text:style-name="P3"><text:span text:style-name="Strong_20_Emphasis"><text:span text:style-name="T2">Exercício 3: Contar Valores Pares</text:span></text:span><text:span text:style-name="T3"><text:line-break/>(Complexidade: Baixa) - Leia um vetor de 10 posições. Ao final, contar e escrever quantos valores pares ele possui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, 2, 3, 4, 5, 6, 7, 8, 9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O vetor possui 5 valores pares.</text:span></text:span></text:p>
      <text:p text:style-name="P3"><text:span text:style-name="Strong_20_Emphasis"><text:span text:style-name="T2">Exercício 4: Média Simples</text:span></text:span><text:span text:style-name="T3"><text:line-break/>(Complexidade: Baixa) - Crie um programa que leia 5 números reais, armazene-os em um vetor e calcule a média aritmética simples desses números. Ao final, imprima a média.</text:span></text:p>
      <text:p text:style-name="P4"><text:soft-page-break/><text:span text:style-name="Strong_20_Emphasis"><text:span text:style-name="T4">Exemplo de Interação:</text:span></text:span></text:p>
      <text:p text:style-name="P5"><text:span text:style-name="Source_20_Text"><text:span text:style-name="T5">Digite a 1ª nota: 7.0</text:span></text:span></text:p>
      <text:p text:style-name="P6"><text:span text:style-name="Source_20_Text"><text:span text:style-name="T5">Digite a 2ª nota: 8.0</text:span></text:span></text:p>
      <text:p text:style-name="P6"><text:span text:style-name="Source_20_Text"><text:span text:style-name="T5">Digite a 3ª nota: 6.0</text:span></text:span></text:p>
      <text:p text:style-name="P6"><text:span text:style-name="Source_20_Text"><text:span text:style-name="T5">Digite a 4ª nota: 9.0</text:span></text:span></text:p>
      <text:p text:style-name="P6"><text:span text:style-name="Source_20_Text"><text:span text:style-name="T5">Digite a 5ª nota: 10.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A média é: 8.0</text:span></text:span></text:p>
      <text:p text:style-name="P3"><text:span text:style-name="Strong_20_Emphasis"><text:span text:style-name="T2">Exercício 5: Soma dos Elementos</text:span></text:span><text:span text:style-name="T3"><text:line-break/>(Complexidade: Baixa) - Escreva um programa que leia 10 números inteiros, armazene-os em um vetor e imprima a soma de todos os elementos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, 2, 3, 4, 5, 6, 7, 8, 9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A soma de todos os elementos é: 55</text:span></text:span></text:p>
      <text:p text:style-name="P3"><text:span text:style-name="Strong_20_Emphasis"><text:span text:style-name="T2">Exercício 6: Contar Negativos</text:span></text:span><text:span text:style-name="T3"><text:line-break/>(Complexidade: Baixa) - Faça um programa que leia 10 números reais e os armazene em um vetor. Ao final, imprima quantos números negativos foram digitados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5, -2, 8.5, -1, 0, -4.7, 3, 10, -9, 2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oft-page-break/><text:span text:style-name="Source_20_Text"><text:span text:style-name="T5">Foram digitados 4 números negativos.</text:span></text:span></text:p>
      <text:p text:style-name="P3"><text:span text:style-name="Strong_20_Emphasis"><text:span text:style-name="T2">Exercício 7: Substituir Ocorrências</text:span></text:span><text:span text:style-name="T3"><text:line-break/>(Complexidade: Baixa) - Leia um vetor de 10 posições. Em seguida, leia um número </text:span><text:span text:style-name="Source_20_Text"><text:span text:style-name="T6">X</text:span></text:span><text:span text:style-name="T3">. O programa deve substituir todas as ocorrências de </text:span><text:span text:style-name="Source_20_Text"><text:span text:style-name="T6">X</text:span></text:span><text:span text:style-name="T3"> no vetor por 0 (zero). Imprima o vetor modificado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5, 2, 5, 8, 1, 5, 9, 3, 5, 4</text:span></text:span></text:p>
      <text:p text:style-name="P6"><text:span text:style-name="Source_20_Text"><text:span text:style-name="T5">Digite o número a ser substituído (X): 5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modificado: [0, 2, 0, 8, 1, 0, 9, 3, 0, 4]</text:span></text:span></text:p>
      <text:p text:style-name="P3"><text:span text:style-name="Strong_20_Emphasis"><text:span text:style-name="T2">Exercício 8: Calcular Quadrados</text:span></text:span><text:span text:style-name="T3"><text:line-break/>(Complexidade: Média) - Ler um conjunto de 10 números reais, armazenando-o em um vetor. Em seguida, calcular o quadrado de cada um desses números e armazenar o resultado em um segundo vetor. Ao final, imprimir os dois vetores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, 2, 3, 4, 5, 6, 7, 8, 9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Original: [1, 2, 3, 4, 5, 6, 7, 8, 9, 10]</text:span></text:span></text:p>
      <text:p text:style-name="P6"><text:span text:style-name="Source_20_Text"><text:span text:style-name="T5">Vetor dos Quadrados: [1, 4, 9, 16, 25, 36, 49, 64, 81, 100]</text:span></text:span></text:p>
      <text:p text:style-name="P3"><text:span text:style-name="Strong_20_Emphasis"><text:span text:style-name="T2">Exercício 9: Maior e Menor Elemento</text:span></text:span><text:span text:style-name="T3"><text:line-break/>(Complexidade: Média) - Faça um programa que receba do usuário um vetor com 10 posições. Em seguida, deverá ser impresso o maior e o menor elemento (número) do vetor.</text:span></text:p>
      <text:p text:style-name="P4"><text:span text:style-name="Strong_20_Emphasis"><text:span text:style-name="T4">Exemplo de Interação:</text:span></text:span></text:p>
      <text:p text:style-name="P5"><text:soft-page-break/><text:span text:style-name="Source_20_Text"><text:span text:style-name="T5">Digite 10 números:</text:span></text:span></text:p>
      <text:p text:style-name="P6"><text:span text:style-name="Source_20_Text"><text:span text:style-name="T5">5, 2, 8, 1, 9, 4, 10, 3, 7, 6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Maior elemento: 10</text:span></text:span></text:p>
      <text:p text:style-name="P6"><text:span text:style-name="Source_20_Text"><text:span text:style-name="T5">Menor elemento: 1</text:span></text:span></text:p>
      <text:p text:style-name="P3"><text:span text:style-name="Strong_20_Emphasis"><text:span text:style-name="T2">Exercício 10: Maior Elemento e sua Posição</text:span></text:span><text:span text:style-name="T3"><text:line-break/>(Complexidade: Média) - Escreva um programa que leia 10 números inteiros e os armazene em um vetor. Imprima o vetor, o maior elemento e a posição (índice) que ele se encontra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0, 50, 20, 90, 30, 70, 40, 80, 60, 10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: [10, 50, 20, 90, 30, 70, 40, 80, 60, 100]</text:span></text:span></text:p>
      <text:p text:style-name="P6"><text:span text:style-name="Source_20_Text"><text:span text:style-name="T5">Maior elemento: 100</text:span></text:span></text:p>
      <text:p text:style-name="P6"><text:span text:style-name="Source_20_Text"><text:span text:style-name="T5">Posição do maior elemento: 9</text:span></text:span></text:p>
      <text:p text:style-name="P3"><text:span text:style-name="Strong_20_Emphasis"><text:span text:style-name="T2">Exercício 11: Posição do Maior e Menor</text:span></text:span><text:span text:style-name="T3"><text:line-break/>(Complexidade: Média) - Fazer um programa para ler 10 valores e, em seguida, mostrar a posição (índice) onde se encontram o maior e o menor valor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5, 8, 25, 2, 11, 30, 5, 18, 3, 22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Posição do maior valor (30): 5</text:span></text:span></text:p>
      <text:p text:style-name="P6"><text:soft-page-break/><text:span text:style-name="Source_20_Text"><text:span text:style-name="T5">Posição do menor valor (2): 3</text:span></text:span></text:p>
      <text:p text:style-name="P3"><text:span text:style-name="Strong_20_Emphasis"><text:span text:style-name="T2">Exercício 12: Soma de Valores em Posições</text:span></text:span><text:span text:style-name="T3"><text:line-break/>(Complexidade: Média) - Faça um programa que leia um vetor de 8 posições. Em seguida, leia também dois valores X e Y quaisquer correspondentes a duas posições no vetor. Ao final, seu programa deverá escrever a soma dos valores encontrados nas respectivas posições X e Y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8 números para o vetor:</text:span></text:span></text:p>
      <text:p text:style-name="P6"><text:span text:style-name="Source_20_Text"><text:span text:style-name="T5">10, 20, 30, 40, 50, 60, 70, 80</text:span></text:span></text:p>
      <text:p text:style-name="P6"><text:span text:style-name="Source_20_Text"><text:span text:style-name="T5">Digite a primeira posição (X) de 0 a 7: 1</text:span></text:span></text:p>
      <text:p text:style-name="P6"><text:span text:style-name="Source_20_Text"><text:span text:style-name="T5">Digite a segunda posição (Y) de 0 a 7: 5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A soma dos valores nas posições 1 e 5 é: 80</text:span></text:span></text:p>
      <text:p text:style-name="P3"><text:span text:style-name="Strong_20_Emphasis"><text:span text:style-name="T2">Exercício 13: Contar Ocorrências</text:span></text:span><text:span text:style-name="T3"><text:line-break/>(Complexidade: Média) - Faça um programa que leia um vetor de 10 posições. Em seguida, leia um número </text:span><text:span text:style-name="Source_20_Text"><text:span text:style-name="T6">X</text:span></text:span><text:span text:style-name="T3"> e informe quantas vezes o número </text:span><text:span text:style-name="Source_20_Text"><text:span text:style-name="T6">X</text:span></text:span><text:span text:style-name="T3"> aparece no vetor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5, 2, 5, 8, 1, 5, 9, 3, 5, 4</text:span></text:span></text:p>
      <text:p text:style-name="P6"><text:span text:style-name="Source_20_Text"><text:span text:style-name="T5">Digite o número a ser contado (X): 5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O número 5 aparece 4 vezes no vetor.</text:span></text:span></text:p>
      <text:p text:style-name="P3"><text:span text:style-name="Strong_20_Emphasis"><text:span text:style-name="T2">Exercício 14: Busca de Posição</text:span></text:span><text:span text:style-name="T3"><text:line-break/>(Complexidade: Média) - Leia um vetor de 10 números. Em seguida, leia um número </text:span><text:span text:style-name="Source_20_Text"><text:span text:style-name="T6">X</text:span></text:span><text:span text:style-name="T3"> e procure por ele no vetor. Se o número for encontrado, imprima a *primeira* posição (índice) em que ele foi encontrado. Se não for encontrado, imprima -1.</text:span></text:p>
      <text:p text:style-name="P4"><text:soft-page-break/><text:span text:style-name="Strong_20_Emphasis"><text:span text:style-name="T4">Exemplo de Interação (Encontrado)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0, 20, 30, 40, 50, 40, 60, 70, 80, 90</text:span></text:span></text:p>
      <text:p text:style-name="P6"><text:span text:style-name="Source_20_Text"><text:span text:style-name="T5">Digite o número a ser buscado (X): 4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Número 40 encontrado na posição: 3</text:span></text:span></text:p>
      <text:p text:style-name="P4"><text:span text:style-name="Strong_20_Emphasis"><text:span text:style-name="T4">Exemplo de Interação (Não Encontrado)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0, 20, 30, 40, 50, 40, 60, 70, 80, 90</text:span></text:span></text:p>
      <text:p text:style-name="P6"><text:span text:style-name="Source_20_Text"><text:span text:style-name="T5">Digite o número a ser buscado (X): 99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-1</text:span></text:span></text:p>
      <text:p text:style-name="P3"><text:span text:style-name="Strong_20_Emphasis"><text:span text:style-name="T2">Exercício 15: Inversão no Local</text:span></text:span><text:span text:style-name="T3"><text:line-break/>(Complexidade: Média) - Crie um programa que leia 10 números para um vetor. Em seguida, inverta a ordem dos elementos *no próprio vetor* (sem usar um vetor auxiliar). O primeiro elemento deve se tornar o último, o segundo o penúltimo, etc. Imprima o vetor invertido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, 2, 3, 4, 5, 6, 7, 8, 9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invertido: [10, 9, 8, 7, 6, 5, 4, 3, 2, 1]</text:span></text:span></text:p>
      <text:p text:style-name="P3"><text:span text:style-name="Strong_20_Emphasis"><text:span text:style-name="T2">Exercício 16: Separar Pares e Ímpares</text:span></text:span><text:span text:style-name="T3"><text:line-break/>(Complexidade: Média) - Leia 10 números inteiros para um vetor </text:span><text:span text:style-name="Source_20_Text"><text:span text:style-name="T6">V</text:span></text:span><text:span text:style-name="T3">. Em seguida, crie dois </text:span><text:soft-page-break/><text:span text:style-name="T3">novos vetores, </text:span><text:span text:style-name="Source_20_Text"><text:span text:style-name="T6">Pares</text:span></text:span><text:span text:style-name="T3"> e </text:span><text:span text:style-name="Source_20_Text"><text:span text:style-name="T6">Impares</text:span></text:span><text:span text:style-name="T3">. Armazene os números pares de </text:span><text:span text:style-name="Source_20_Text"><text:span text:style-name="T6">V</text:span></text:span><text:span text:style-name="T3"> em </text:span><text:span text:style-name="Source_20_Text"><text:span text:style-name="T6">Pares</text:span></text:span><text:span text:style-name="T3"> e os ímpares em </text:span><text:span text:style-name="Source_20_Text"><text:span text:style-name="T6">Impares</text:span></text:span><text:span text:style-name="T3">. Imprima os três vetores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1, 2, 3, 4, 5, 6, 7, 8, 9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Original: [1, 2, 3, 4, 5, 6, 7, 8, 9, 10]</text:span></text:span></text:p>
      <text:p text:style-name="P6"><text:span text:style-name="Source_20_Text"><text:span text:style-name="T5">Vetor Pares: [2, 4, 6, 8, 10]</text:span></text:span></text:p>
      <text:p text:style-name="P6"><text:span text:style-name="Source_20_Text"><text:span text:style-name="T5">Vetor Ímpares: [1, 3, 5, 7, 9]</text:span></text:span></text:p>
      <text:p text:style-name="P3"><text:span text:style-name="Strong_20_Emphasis"><text:span text:style-name="T2">Exercício 17: Análise de Notas da Turma</text:span></text:span><text:span text:style-name="T3"><text:line-break/>(Complexidade: Medio-Alta) - Faça um programa para ler a nota da prova de 15 alunos e as armazene num vetor. Ao final, calcule e imprima a média geral da turma, a maior nota e a menor nota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(Após digitar as 15 notas)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Média geral da turma: 7.5</text:span></text:span></text:p>
      <text:p text:style-name="P6"><text:span text:style-name="Source_20_Text"><text:span text:style-name="T5">Maior nota: 9.8</text:span></text:span></text:p>
      <text:p text:style-name="P6"><text:span text:style-name="Source_20_Text"><text:span text:style-name="T5">Menor nota: 4.2</text:span></text:span></text:p>
      <text:p text:style-name="P3"><text:span text:style-name="Strong_20_Emphasis"><text:span text:style-name="T2">Exercício 18: Intercalação de Vetores</text:span></text:span><text:span text:style-name="T3"><text:line-break/>(Complexidade: Medio-Alta) - Faça um programa que leia dois vetores de 5 posições cada (Vetor A e Vetor B). Gere um terceiro vetor (Vetor C) de 10 posições, cujos valores deverão ser compostos pelos elementos intercalados de A e B (A[0], B[0], A[1], B[1], ...). Imprima o Vetor C.</text:span></text:p>
      <text:p text:style-name="P4"><text:span text:style-name="Strong_20_Emphasis"><text:span text:style-name="T4">Exemplo de Interação:</text:span></text:span></text:p>
      <text:p text:style-name="P5"><text:soft-page-break/><text:span text:style-name="Source_20_Text"><text:span text:style-name="T5">Digite os 5 valores de A:</text:span></text:span></text:p>
      <text:p text:style-name="P6"><text:span text:style-name="Source_20_Text"><text:span text:style-name="T5">1, 3, 5, 7, 9</text:span></text:span></text:p>
      <text:p text:style-name="P6"><text:span text:style-name="Source_20_Text"><text:span text:style-name="T5">Digite os 5 valores de B:</text:span></text:span></text:p>
      <text:p text:style-name="P6"><text:span text:style-name="Source_20_Text"><text:span text:style-name="T5">2, 4, 6, 8, 10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C (intercalado): [1, 2, 3, 4, 5, 6, 7, 8, 9, 10]</text:span></text:span></text:p>
      <text:p text:style-name="P3"><text:span text:style-name="Strong_20_Emphasis"><text:span text:style-name="T2">Exercício 19: Compactação de Vetor</text:span></text:span><text:span text:style-name="T3"><text:line-break/>(Complexidade: Medio-Alta) - Leia um vetor de 10 posições. Crie um segundo vetor que contenha apenas os números positivos (maiores que zero) do primeiro vetor. Se o primeiro vetor não contiver números positivos, o segundo vetor deve permanecer vazio. Imprima o vetor compactado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10 números:</text:span></text:span></text:p>
      <text:p text:style-name="P6"><text:span text:style-name="Source_20_Text"><text:span text:style-name="T5">5, -2, 8, 0, -1, 3, 0, -7, 10, 4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compactado (positivos): [5, 8, 3, 10, 4]</text:span></text:span></text:p>
      <text:p text:style-name="P3"><text:span text:style-name="Strong_20_Emphasis"><text:span text:style-name="T2">Exercício 20: Contagem de Frequência</text:span></text:span><text:span text:style-name="T3"><text:line-break/>(Complexidade: Medio-Alta) - Leia 20 números inteiros, todos no intervalo de 0 a 9, e armazene-os em um vetor. Em seguida, conte quantas vezes cada número (de 0 a 9) apareceu no vetor. Imprima o resultado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(Após digitar os 20 números, ex: 1, 2, 1, 5, 1, 2, 8, 9, 0, 5, ...)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Contagem de Frequência:</text:span></text:span></text:p>
      <text:p text:style-name="P6"><text:soft-page-break/><text:span text:style-name="Source_20_Text"><text:span text:style-name="T5">0 apareceu 2 vezes</text:span></text:span></text:p>
      <text:p text:style-name="P6"><text:span text:style-name="Source_20_Text"><text:span text:style-name="T5">1 apareceu 5 vezes</text:span></text:span></text:p>
      <text:p text:style-name="P6"><text:span text:style-name="Source_20_Text"><text:span text:style-name="T5">2 apareceu 3 vezes</text:span></text:span></text:p>
      <text:p text:style-name="P6"><text:span text:style-name="Source_20_Text"><text:span text:style-name="T5">3 apareceu 0 vezes</text:span></text:span></text:p>
      <text:p text:style-name="P6"><text:span text:style-name="Source_20_Text"><text:span text:style-name="T5">4 apareceu 1 vez</text:span></text:span></text:p>
      <text:p text:style-name="P6"><text:span text:style-name="Source_20_Text"><text:span text:style-name="T5">5 apareceu 4 vezes</text:span></text:span></text:p>
      <text:p text:style-name="P6"><text:span text:style-name="Source_20_Text"><text:span text:style-name="T5">6 apareceu 0 vezes</text:span></text:span></text:p>
      <text:p text:style-name="P6"><text:span text:style-name="Source_20_Text"><text:span text:style-name="T5">7 apareceu 1 vez</text:span></text:span></text:p>
      <text:p text:style-name="P6"><text:span text:style-name="Source_20_Text"><text:span text:style-name="T5">8 apareceu 2 vezes</text:span></text:span></text:p>
      <text:p text:style-name="P6"><text:span text:style-name="Source_20_Text"><text:span text:style-name="T5">9 apareceu 2 vezes</text:span></text:span></text:p>
      <text:p text:style-name="P3"><text:span text:style-name="Strong_20_Emphasis"><text:span text:style-name="T2">Exercício 21: União de Vetores (Sem Repetição)</text:span></text:span><text:span text:style-name="T3"><text:line-break/>(Complexidade: Medio-Alta) - Faça um programa que leia dois vetores A e B, cada um com 5 elementos. Crie um terceiro vetor C que seja a união de A e B. A união deve conter todos os elementos de A e B, mas sem elementos repetidos. Imprima o vetor C.</text:span></text:p>
      <text:p text:style-name="P4"><text:span text:style-name="Strong_20_Emphasis"><text:span text:style-name="T4">Exemplo de Interação:</text:span></text:span></text:p>
      <text:p text:style-name="P5"><text:span text:style-name="Source_20_Text"><text:span text:style-name="T5">Digite os 5 valores de A:</text:span></text:span></text:p>
      <text:p text:style-name="P6"><text:span text:style-name="Source_20_Text"><text:span text:style-name="T5">1, 2, 3, 4, 5</text:span></text:span></text:p>
      <text:p text:style-name="P6"><text:span text:style-name="Source_20_Text"><text:span text:style-name="T5">Digite os 5 valores de B:</text:span></text:span></text:p>
      <text:p text:style-name="P6"><text:span text:style-name="Source_20_Text"><text:span text:style-name="T5">4, 5, 6, 7, 8</text:span></text:span></text:p>
      <text:p text:style-name="P6"><text:span text:style-name="Source_20_Text"><text:span text:style-name="T5">---</text:span></text:span></text:p>
      <text:p text:style-name="P6"><text:span text:style-name="Source_20_Text"><text:span text:style-name="T5">Saída no Console:</text:span></text:span></text:p>
      <text:p text:style-name="P6"><text:span text:style-name="Source_20_Text"><text:span text:style-name="T5">Vetor C (União): [1, 2, 3, 4, 5, 6, 7, 8]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0:15:04.932344300</meta:creation-date>
    <dc:date>2026-04-28T20:18:15.968681100</dc:date>
    <meta:editing-duration>PT3M11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0" meta:paragraph-count="202" meta:word-count="1717" meta:character-count="8957" meta:non-whitespace-character-count="7442"/>
  </office:meta>
</office:document-meta>
</file>